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inja_level3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office:value-type="string" table:style-name="ce1">
            <text:p>File Version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p_data</text:p>
          </table:table-cell>
          <table:table-cell table:number-columns-repeated="1638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number-rows-repeated="3"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2" table:style-name="ce1">
            <text:p>6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number-rows-repeated="4"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M:8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2" table:style-name="ce1">
            <text:p>6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number-rows-repeated="2"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number-rows-repeated="2"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number-rows-repeated="3" table:style-name="ro1"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number-rows-repeated="3"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:8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s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oc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at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i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add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oo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ynami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anglewe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pp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e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o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ol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Lav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onster 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manti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mul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l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t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Gir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Wee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Gla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l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ric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B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huri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r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Medik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avepo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nd of Lev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Barr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ope</text:p>
          </table:table-cell>
          <table:table-cell table:number-columns-repeated="16381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tephencs</dc:creator>
    <dc:date>2017-06-16T12:02:30Z</dc:date>
    <meta:editing-cycles>3</meta:editing-cycles>
    <meta:editing-duration>PT2837S</meta:editing-duration>
  </office:meta>
</office:document-meta>
</file>